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4.313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3.366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1.635cm"/>
    </style:style>
    <style:style style:name="co13" style:family="table-column">
      <style:table-column-properties fo:break-before="auto" style:column-width="2.484cm"/>
    </style:style>
    <style:style style:name="co14" style:family="table-column">
      <style:table-column-properties fo:break-before="auto" style:column-width="1.471cm"/>
    </style:style>
    <style:style style:name="co15" style:family="table-column">
      <style:table-column-properties fo:break-before="auto" style:column-width="1.309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1.993cm"/>
    </style:style>
    <style:style style:name="co18" style:family="table-column">
      <style:table-column-properties fo:break-before="auto" style:column-width="2.362cm"/>
    </style:style>
    <style:style style:name="co19" style:family="table-column">
      <style:table-column-properties fo:break-before="auto" style:column-width="2.909cm"/>
    </style:style>
    <style:style style:name="co20" style:family="table-column">
      <style:table-column-properties fo:break-before="auto" style:column-width="2.387cm"/>
    </style:style>
    <style:style style:name="co21" style:family="table-column">
      <style:table-column-properties fo:break-before="auto" style:column-width="2.288cm"/>
    </style:style>
    <style:style style:name="co22" style:family="table-column">
      <style:table-column-properties fo:break-before="auto" style:column-width="2.157cm"/>
    </style:style>
    <style:style style:name="co23" style:family="table-column">
      <style:table-column-properties fo:break-before="auto" style:column-width="3.593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ackground-color="#ffd320" fo:border-left="none" fo:border-right="none" fo:border-top="none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99cccc"/>
    </style:style>
    <style:style style:name="ce9" style:family="table-cell" style:parent-style-name="Default">
      <style:table-cell-properties fo:background-color="#cfe7f5"/>
    </style:style>
    <style:style style:name="ce10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13" style:family="table-cell" style:parent-style-name="Default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14" style:family="table-cell" style:parent-style-name="Default">
      <style:table-cell-properties fo:border-bottom="0.002cm solid #000000" style:diagonal-bl-tr="none" style:diagonal-tl-br="none" fo:border-left="0.002cm solid #000000" fo:border-right="0.002cm solid #000000" style:rotation-align="none" fo:border-top="none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alculation-settings table:case-sensitive="false" table:use-regular-expressions="false"/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7" table:default-cell-style-name="Default"/>
        <table:table-column table:style-name="co18" table:default-cell-style-name="Default"/>
        <table:table-row table:style-name="ro1">
          <table:table-cell office:value-type="string">
            <text:p>ID_MVTO</text:p>
          </table:table-cell>
          <table:table-cell table:style-name="Default" office:value-type="string">
            <text:p>ID_ESTQ</text:p>
          </table:table-cell>
          <table:table-cell table:style-name="Default" office:value-type="string">
            <text:p>ID_PTDA</text:p>
          </table:table-cell>
          <table:table-cell office:value-type="string">
            <text:p>ID_BOLT</text:p>
          </table:table-cell>
          <table:table-cell office:value-type="string">
            <text:p>ID_T_OPRC</text:p>
          </table:table-cell>
          <table:table-cell office:value-type="string">
            <text:p>DT_MVTO</text:p>
          </table:table-cell>
          <table:table-cell office:value-type="string">
            <text:p>Q_TIT</text:p>
          </table:table-cell>
          <table:table-cell office:value-type="string">
            <text:p>V_PRECO_UNIT</text:p>
          </table:table-cell>
          <table:table-cell office:value-type="string">
            <text:p>V_TIT</text:p>
          </table:table-cell>
          <table:table-cell office:value-type="string">
            <text:p>CD_STAT</text:p>
          </table:table-cell>
          <table:table-cell office:value-type="string">
            <text:p>V_TXA_OPRC</text:p>
          </table:table-cell>
          <table:table-cell office:value-type="string">
            <text:p>ID_PS_CTPTE</text:p>
          </table:table-cell>
          <table:table-cell office:value-type="string">
            <text:p>ID_LOCL_NEGC</text:p>
          </table:table-cell>
          <table:table-cell office:value-type="string">
            <text:p>CD_ETTG</text:p>
          </table:table-cell>
          <table:table-cell office:value-type="string">
            <text:p>V_JURS</text:p>
          </table:table-cell>
          <table:table-cell office:value-type="string">
            <text:p>V_CORRCAO</text:p>
          </table:table-cell>
          <table:table-cell office:value-type="string">
            <text:p>V_DAP</text:p>
          </table:table-cell>
          <table:table-cell office:value-type="string">
            <text:p>V_RAP</text:p>
          </table:table-cell>
          <table:table-cell office:value-type="string">
            <text:p>V_IOF</text:p>
          </table:table-cell>
          <table:table-cell office:value-type="string">
            <text:p>V_IR</text:p>
          </table:table-cell>
          <table:table-cell office:value-type="string">
            <text:p>CD_EMP</text:p>
          </table:table-cell>
          <table:table-cell office:value-type="string">
            <text:p>V_TXA_OPR</text:p>
          </table:table-cell>
          <table:table-cell office:value-type="string">
            <text:p>CD_OPRC_ORIG</text:p>
          </table:table-cell>
          <table:table-cell office:value-type="string">
            <text:p>CTB_CURVA</text:p>
          </table:table-cell>
          <table:table-cell office:value-type="string">
            <text:p>CD_CLFC_3068</text:p>
          </table:table-cell>
          <table:table-cell office:value-type="string">
            <text:p>RF_AGENTE</text:p>
          </table:table-cell>
          <table:table-cell office:value-type="string">
            <text:p>RF_TRIB_IOF</text:p>
          </table:table-cell>
          <table:table-cell office:value-type="string">
            <text:p>RF_TRIB_IR</text:p>
          </table:table-cell>
          <table:table-cell office:value-type="string">
            <text:p>PFPJ_CUSTODIANTE</text:p>
          </table:table-cell>
          <table:table-cell office:value-type="string">
            <text:p>PFPJ_CORRENTISTA</text:p>
          </table:table-cell>
          <table:table-cell office:value-type="string">
            <text:p>V_LUCRO</text:p>
          </table:table-cell>
          <table:table-cell office:value-type="string">
            <text:p>V_PREJUIZO</text:p>
          </table:table-cell>
        </table:table-row>
        <table:table-row table:style-name="ro1">
          <table:table-cell office:value-type="float" office:value="119681">
            <text:p>119681</text:p>
          </table:table-cell>
          <table:table-cell office:value-type="float" office:value="7280">
            <text:p>7280</text:p>
          </table:table-cell>
          <table:table-cell table:style-name="ce7" office:value-type="float" office:value="26969">
            <text:p>26969</text:p>
          </table:table-cell>
          <table:table-cell office:value-type="float" office:value="56017">
            <text:p>56017</text:p>
          </table:table-cell>
          <table:table-cell table:style-name="ce8" office:value-type="float" office:value="10">
            <text:p>10</text:p>
          </table:table-cell>
          <table:table-cell office:value-type="string">
            <text:p>2018-05-18 00:00:00.000</text:p>
          </table:table-cell>
          <table:table-cell table:style-name="ce7" office:value-type="string">
            <text:p>3.00000000</text:p>
          </table:table-cell>
          <table:table-cell office:value-type="string">
            <text:p>9504.83657800</text:p>
          </table:table-cell>
          <table:table-cell office:value-type="string">
            <text:p>28514.50</text:p>
          </table:table-cell>
          <table:table-cell office:value-type="float" office:value="1">
            <text:p>1</text:p>
          </table:table-cell>
          <table:table-cell office:value-type="string">
            <text:p>28514.50000000</text:p>
          </table:table-cell>
          <table:table-cell office:value-type="string">
            <text:p>JS REAL ESTATE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9682">
            <text:p>119682</text:p>
          </table:table-cell>
          <table:table-cell office:value-type="float" office:value="7280">
            <text:p>7280</text:p>
          </table:table-cell>
          <table:table-cell table:style-name="ce7" office:value-type="float" office:value="26970">
            <text:p>26970</text:p>
          </table:table-cell>
          <table:table-cell office:value-type="float" office:value="56018">
            <text:p>56018</text:p>
          </table:table-cell>
          <table:table-cell table:style-name="ce8" office:value-type="float" office:value="10">
            <text:p>10</text:p>
          </table:table-cell>
          <table:table-cell office:value-type="string">
            <text:p>2018-05-18 00:00:00.000</text:p>
          </table:table-cell>
          <table:table-cell table:style-name="ce7" office:value-type="string">
            <text:p>182.00000000</text:p>
          </table:table-cell>
          <table:table-cell office:value-type="string">
            <text:p>9504.83657800</text:p>
          </table:table-cell>
          <table:table-cell office:value-type="string">
            <text:p>1729880.25</text:p>
          </table:table-cell>
          <table:table-cell office:value-type="float" office:value="1">
            <text:p>1</text:p>
          </table:table-cell>
          <table:table-cell office:value-type="string">
            <text:p>1729880.25000000</text:p>
          </table:table-cell>
          <table:table-cell office:value-type="string">
            <text:p>GALILEO MASTER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9683">
            <text:p>119683</text:p>
          </table:table-cell>
          <table:table-cell office:value-type="float" office:value="7280">
            <text:p>7280</text:p>
          </table:table-cell>
          <table:table-cell table:style-name="ce7" office:value-type="float" office:value="26971">
            <text:p>26971</text:p>
          </table:table-cell>
          <table:table-cell office:value-type="float" office:value="56019">
            <text:p>56019</text:p>
          </table:table-cell>
          <table:table-cell table:style-name="ce8" office:value-type="float" office:value="10">
            <text:p>10</text:p>
          </table:table-cell>
          <table:table-cell office:value-type="string">
            <text:p>2018-05-18 00:00:00.000</text:p>
          </table:table-cell>
          <table:table-cell table:style-name="ce7" office:value-type="string">
            <text:p>5.00000000</text:p>
          </table:table-cell>
          <table:table-cell office:value-type="string">
            <text:p>9504.83657800</text:p>
          </table:table-cell>
          <table:table-cell office:value-type="string">
            <text:p>47524.18</text:p>
          </table:table-cell>
          <table:table-cell office:value-type="float" office:value="1">
            <text:p>1</text:p>
          </table:table-cell>
          <table:table-cell office:value-type="string">
            <text:p>47524.18000000</text:p>
          </table:table-cell>
          <table:table-cell office:value-type="string">
            <text:p>GALILEO MASTER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9684">
            <text:p>119684</text:p>
          </table:table-cell>
          <table:table-cell office:value-type="float" office:value="7280">
            <text:p>7280</text:p>
          </table:table-cell>
          <table:table-cell table:style-name="ce7" office:value-type="float" office:value="26972">
            <text:p>26972</text:p>
          </table:table-cell>
          <table:table-cell office:value-type="float" office:value="56020">
            <text:p>56020</text:p>
          </table:table-cell>
          <table:table-cell table:style-name="ce8" office:value-type="float" office:value="10">
            <text:p>10</text:p>
          </table:table-cell>
          <table:table-cell office:value-type="string">
            <text:p>2018-05-18 00:00:00.000</text:p>
          </table:table-cell>
          <table:table-cell table:style-name="ce7" office:value-type="string">
            <text:p>40.00000000</text:p>
          </table:table-cell>
          <table:table-cell office:value-type="string">
            <text:p>9504.83657800</text:p>
          </table:table-cell>
          <table:table-cell office:value-type="string">
            <text:p>380193.46</text:p>
          </table:table-cell>
          <table:table-cell office:value-type="float" office:value="1">
            <text:p>1</text:p>
          </table:table-cell>
          <table:table-cell office:value-type="string">
            <text:p>380193.46000000</text:p>
          </table:table-cell>
          <table:table-cell office:value-type="string">
            <text:p>FIA CONS AMERIC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9685">
            <text:p>119685</text:p>
          </table:table-cell>
          <table:table-cell table:style-name="ce4" office:value-type="float" office:value="7281">
            <text:p>7281</text:p>
          </table:table-cell>
          <table:table-cell table:style-name="ce8" office:value-type="float" office:value="26973">
            <text:p>26973</text:p>
          </table:table-cell>
          <table:table-cell office:value-type="float" office:value="56021">
            <text:p>56021</text:p>
          </table:table-cell>
          <table:table-cell table:style-name="ce8" office:value-type="float" office:value="10">
            <text:p>10</text:p>
          </table:table-cell>
          <table:table-cell office:value-type="string">
            <text:p>2018-05-18 00:00:00.000</text:p>
          </table:table-cell>
          <table:table-cell table:style-name="ce4" office:value-type="string">
            <text:p>69.00000000</text:p>
          </table:table-cell>
          <table:table-cell office:value-type="string">
            <text:p>3248.82570200</text:p>
          </table:table-cell>
          <table:table-cell office:value-type="string">
            <text:p>224168.97</text:p>
          </table:table-cell>
          <table:table-cell office:value-type="float" office:value="1">
            <text:p>1</text:p>
          </table:table-cell>
          <table:table-cell office:value-type="string">
            <text:p>224168.97000000</text:p>
          </table:table-cell>
          <table:table-cell office:value-type="string">
            <text:p>IMA FI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731807">
            <text:p>11731807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9686">
            <text:p>119686</text:p>
          </table:table-cell>
          <table:table-cell office:value-type="float" office:value="7280">
            <text:p>7280</text:p>
          </table:table-cell>
          <table:table-cell table:style-name="ce7" office:value-type="float" office:value="26974">
            <text:p>26974</text:p>
          </table:table-cell>
          <table:table-cell office:value-type="float" office:value="56022">
            <text:p>56022</text:p>
          </table:table-cell>
          <table:table-cell table:style-name="ce8" office:value-type="float" office:value="10">
            <text:p>10</text:p>
          </table:table-cell>
          <table:table-cell office:value-type="string">
            <text:p>2018-05-18 00:00:00.000</text:p>
          </table:table-cell>
          <table:table-cell table:style-name="ce7" office:value-type="string">
            <text:p>238.00000000</text:p>
          </table:table-cell>
          <table:table-cell office:value-type="string">
            <text:p>9504.83657800</text:p>
          </table:table-cell>
          <table:table-cell office:value-type="string">
            <text:p>2262151.10</text:p>
          </table:table-cell>
          <table:table-cell office:value-type="float" office:value="1">
            <text:p>1</text:p>
          </table:table-cell>
          <table:table-cell office:value-type="string">
            <text:p>2262151.10000000</text:p>
          </table:table-cell>
          <table:table-cell office:value-type="string">
            <text:p>SP REAIS PB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9688">
            <text:p>119688</text:p>
          </table:table-cell>
          <table:table-cell table:style-name="Default" office:value-type="float" office:value="7283">
            <text:p>7283</text:p>
          </table:table-cell>
          <table:table-cell table:style-name="ce8" office:value-type="float" office:value="26976">
            <text:p>26976</text:p>
          </table:table-cell>
          <table:table-cell office:value-type="float" office:value="56024">
            <text:p>56024</text:p>
          </table:table-cell>
          <table:table-cell table:style-name="ce8" office:value-type="float" office:value="10">
            <text:p>10</text:p>
          </table:table-cell>
          <table:table-cell office:value-type="string">
            <text:p>2018-05-18 00:00:00.000</text:p>
          </table:table-cell>
          <table:table-cell office:value-type="string">
            <text:p>2000.00000000</text:p>
          </table:table-cell>
          <table:table-cell office:value-type="string">
            <text:p>907.11927100</text:p>
          </table:table-cell>
          <table:table-cell office:value-type="string">
            <text:p>1814238.54</text:p>
          </table:table-cell>
          <table:table-cell office:value-type="float" office:value="1">
            <text:p>1</text:p>
          </table:table-cell>
          <table:table-cell office:value-type="string">
            <text:p>1814238.54000000</text:p>
          </table:table-cell>
          <table:table-cell office:value-type="string">
            <text:p>LIBRA</text:p>
          </table:table-cell>
          <table:table-cell office:value-type="string">
            <text:p>SELIC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8352046">
            <text:p>28352046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9689">
            <text:p>119689</text:p>
          </table:table-cell>
          <table:table-cell table:style-name="Default" office:value-type="float" office:value="7283">
            <text:p>7283</text:p>
          </table:table-cell>
          <table:table-cell table:style-name="ce8" office:value-type="float" office:value="26977">
            <text:p>26977</text:p>
          </table:table-cell>
          <table:table-cell office:value-type="float" office:value="56025">
            <text:p>56025</text:p>
          </table:table-cell>
          <table:table-cell table:style-name="ce8" office:value-type="float" office:value="10">
            <text:p>10</text:p>
          </table:table-cell>
          <table:table-cell office:value-type="string">
            <text:p>2018-05-18 00:00:00.000</text:p>
          </table:table-cell>
          <table:table-cell office:value-type="string">
            <text:p>2000.00000000</text:p>
          </table:table-cell>
          <table:table-cell office:value-type="string">
            <text:p>907.11927100</text:p>
          </table:table-cell>
          <table:table-cell office:value-type="string">
            <text:p>1814238.54</text:p>
          </table:table-cell>
          <table:table-cell office:value-type="float" office:value="1">
            <text:p>1</text:p>
          </table:table-cell>
          <table:table-cell office:value-type="string">
            <text:p>1814238.54000000</text:p>
          </table:table-cell>
          <table:table-cell office:value-type="string">
            <text:p>CIRCINUS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8352046">
            <text:p>28352046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9690">
            <text:p>119690</text:p>
          </table:table-cell>
          <table:table-cell table:style-name="Default" office:value-type="float" office:value="7283">
            <text:p>7283</text:p>
          </table:table-cell>
          <table:table-cell table:style-name="ce8" office:value-type="float" office:value="26978">
            <text:p>26978</text:p>
          </table:table-cell>
          <table:table-cell office:value-type="float" office:value="56026">
            <text:p>56026</text:p>
          </table:table-cell>
          <table:table-cell table:style-name="ce8" office:value-type="float" office:value="10">
            <text:p>10</text:p>
          </table:table-cell>
          <table:table-cell office:value-type="string">
            <text:p>2018-05-18 00:00:00.000</text:p>
          </table:table-cell>
          <table:table-cell office:value-type="string">
            <text:p>3500.00000000</text:p>
          </table:table-cell>
          <table:table-cell office:value-type="string">
            <text:p>907.11927100</text:p>
          </table:table-cell>
          <table:table-cell office:value-type="string">
            <text:p>3174917.44</text:p>
          </table:table-cell>
          <table:table-cell office:value-type="float" office:value="1">
            <text:p>1</text:p>
          </table:table-cell>
          <table:table-cell office:value-type="string">
            <text:p>3174917.44000000</text:p>
          </table:table-cell>
          <table:table-cell office:value-type="string">
            <text:p>AUSTRALE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8352046">
            <text:p>28352046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9692">
            <text:p>119692</text:p>
          </table:table-cell>
          <table:table-cell table:style-name="ce4" office:value-type="float" office:value="7281">
            <text:p>7281</text:p>
          </table:table-cell>
          <table:table-cell office:value-type="float" office:value="26973">
            <text:p>26973</text:p>
          </table:table-cell>
          <table:table-cell office:value-type="float" office:value="56028">
            <text:p>56028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table:style-name="ce4" office:value-type="string">
            <text:p>69.00000000</text:p>
          </table:table-cell>
          <table:table-cell office:value-type="string">
            <text:p>3249.82570200</text:p>
          </table:table-cell>
          <table:table-cell office:value-type="string">
            <text:p>224168.97</text:p>
          </table:table-cell>
          <table:table-cell office:value-type="float" office:value="1">
            <text:p>1</text:p>
          </table:table-cell>
          <table:table-cell office:value-type="string">
            <text:p>224168.97000000</text:p>
          </table:table-cell>
          <table:table-cell office:value-type="string">
            <text:p>SAF TOP MASTER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1731807">
            <text:p>11731807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office:value-type="string">
            <text:p>0.00000000</text:p>
          </table:table-cell>
          <table:table-cell office:value-type="string">
            <text:p>1.00000000</text:p>
          </table:table-cell>
        </table:table-row>
        <table:table-row table:style-name="ro1">
          <table:table-cell office:value-type="float" office:value="119693">
            <text:p>119693</text:p>
          </table:table-cell>
          <table:table-cell office:value-type="float" office:value="7280">
            <text:p>7280</text:p>
          </table:table-cell>
          <table:table-cell office:value-type="float" office:value="26969">
            <text:p>26969</text:p>
          </table:table-cell>
          <table:table-cell table:style-name="ce12" office:value-type="float" office:value="56029">
            <text:p>56029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table:style-name="ce3" office:value-type="string">
            <text:p>238.00000000</text:p>
          </table:table-cell>
          <table:table-cell office:value-type="string">
            <text:p>9504.83657800</text:p>
          </table:table-cell>
          <table:table-cell office:value-type="string">
            <text:p>2262151.10</text:p>
          </table:table-cell>
          <table:table-cell office:value-type="float" office:value="1">
            <text:p>1</text:p>
          </table:table-cell>
          <table:table-cell office:value-type="string">
            <text:p>2262151.10000000</text:p>
          </table:table-cell>
          <table:table-cell office:value-type="string">
            <text:p>GALILEO MASTER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0.00000000</text:p>
          </table:table-cell>
        </table:table-row>
        <table:table-row table:style-name="ro1">
          <table:table-cell office:value-type="float" office:value="119694">
            <text:p>119694</text:p>
          </table:table-cell>
          <table:table-cell office:value-type="float" office:value="7280">
            <text:p>7280</text:p>
          </table:table-cell>
          <table:table-cell office:value-type="float" office:value="26970">
            <text:p>26970</text:p>
          </table:table-cell>
          <table:table-cell table:style-name="ce13" office:value-type="float" office:value="56029">
            <text:p>56029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table:style-name="ce3" office:value-type="string">
            <text:p>238.00000000</text:p>
          </table:table-cell>
          <table:table-cell office:value-type="string">
            <text:p>9504.83657800</text:p>
          </table:table-cell>
          <table:table-cell office:value-type="string">
            <text:p>2262151.10</text:p>
          </table:table-cell>
          <table:table-cell office:value-type="float" office:value="1">
            <text:p>1</text:p>
          </table:table-cell>
          <table:table-cell office:value-type="string">
            <text:p>2262151.10000000</text:p>
          </table:table-cell>
          <table:table-cell office:value-type="string">
            <text:p>GALILEO MASTER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0.00000000</text:p>
          </table:table-cell>
        </table:table-row>
        <table:table-row table:style-name="ro1">
          <table:table-cell office:value-type="float" office:value="119695">
            <text:p>119695</text:p>
          </table:table-cell>
          <table:table-cell office:value-type="float" office:value="7280">
            <text:p>7280</text:p>
          </table:table-cell>
          <table:table-cell office:value-type="float" office:value="26971">
            <text:p>26971</text:p>
          </table:table-cell>
          <table:table-cell table:style-name="ce13" office:value-type="float" office:value="56029">
            <text:p>56029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table:style-name="ce3" office:value-type="string">
            <text:p>238.00000000</text:p>
          </table:table-cell>
          <table:table-cell office:value-type="string">
            <text:p>9504.83657800</text:p>
          </table:table-cell>
          <table:table-cell office:value-type="string">
            <text:p>2262151.10</text:p>
          </table:table-cell>
          <table:table-cell office:value-type="float" office:value="1">
            <text:p>1</text:p>
          </table:table-cell>
          <table:table-cell office:value-type="string">
            <text:p>2262151.10000000</text:p>
          </table:table-cell>
          <table:table-cell office:value-type="string">
            <text:p>GALILEO MASTER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0.00000000</text:p>
          </table:table-cell>
        </table:table-row>
        <table:table-row table:style-name="ro1">
          <table:table-cell office:value-type="float" office:value="119696">
            <text:p>119696</text:p>
          </table:table-cell>
          <table:table-cell office:value-type="float" office:value="7280">
            <text:p>7280</text:p>
          </table:table-cell>
          <table:table-cell office:value-type="float" office:value="26972">
            <text:p>26972</text:p>
          </table:table-cell>
          <table:table-cell table:style-name="ce13" office:value-type="float" office:value="56029">
            <text:p>56029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table:style-name="ce3" office:value-type="string">
            <text:p>238.00000000</text:p>
          </table:table-cell>
          <table:table-cell office:value-type="string">
            <text:p>9504.83657800</text:p>
          </table:table-cell>
          <table:table-cell office:value-type="string">
            <text:p>2262151.10</text:p>
          </table:table-cell>
          <table:table-cell office:value-type="float" office:value="1">
            <text:p>1</text:p>
          </table:table-cell>
          <table:table-cell office:value-type="string">
            <text:p>2262151.10000000</text:p>
          </table:table-cell>
          <table:table-cell office:value-type="string">
            <text:p>GALILEO MASTER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0.00000000</text:p>
          </table:table-cell>
        </table:table-row>
        <table:table-row table:style-name="ro1">
          <table:table-cell office:value-type="float" office:value="119697">
            <text:p>119697</text:p>
          </table:table-cell>
          <table:table-cell office:value-type="float" office:value="7280">
            <text:p>7280</text:p>
          </table:table-cell>
          <table:table-cell office:value-type="float" office:value="26974">
            <text:p>26974</text:p>
          </table:table-cell>
          <table:table-cell table:style-name="ce14" office:value-type="float" office:value="56029">
            <text:p>56029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table:style-name="ce3" office:value-type="string">
            <text:p>238.00000000</text:p>
          </table:table-cell>
          <table:table-cell office:value-type="string">
            <text:p>9504.83657800</text:p>
          </table:table-cell>
          <table:table-cell office:value-type="string">
            <text:p>2262151.10</text:p>
          </table:table-cell>
          <table:table-cell office:value-type="float" office:value="1">
            <text:p>1</text:p>
          </table:table-cell>
          <table:table-cell office:value-type="string">
            <text:p>2262151.10000000</text:p>
          </table:table-cell>
          <table:table-cell office:value-type="string">
            <text:p>GALILEO MASTER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0.00000000</text:p>
          </table:table-cell>
        </table:table-row>
        <table:table-row table:style-name="ro1">
          <table:table-cell office:value-type="float" office:value="119698">
            <text:p>119698</text:p>
          </table:table-cell>
          <table:table-cell table:style-name="Default" office:value-type="float" office:value="7283">
            <text:p>7283</text:p>
          </table:table-cell>
          <table:table-cell office:value-type="float" office:value="26976">
            <text:p>26976</text:p>
          </table:table-cell>
          <table:table-cell office:value-type="float" office:value="56030">
            <text:p>56030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office:value-type="string">
            <text:p>2000.00000000</text:p>
          </table:table-cell>
          <table:table-cell office:value-type="string">
            <text:p>906.11927100</text:p>
          </table:table-cell>
          <table:table-cell office:value-type="string">
            <text:p>1814238.54</text:p>
          </table:table-cell>
          <table:table-cell office:value-type="float" office:value="1">
            <text:p>1</text:p>
          </table:table-cell>
          <table:table-cell office:value-type="string">
            <text:p>1814238.54000000</text:p>
          </table:table-cell>
          <table:table-cell office:value-type="string">
            <text:p>ANTHURIUM</text:p>
          </table:table-cell>
          <table:table-cell office:value-type="string">
            <text:p>SELIC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8352046">
            <text:p>28352046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office:value-type="string">
            <text:p>1.00000000</text:p>
          </table:table-cell>
          <table:table-cell office:value-type="string">
            <text:p>0.00000000</text:p>
          </table:table-cell>
        </table:table-row>
        <table:table-row table:style-name="ro1">
          <table:table-cell office:value-type="float" office:value="119699">
            <text:p>119699</text:p>
          </table:table-cell>
          <table:table-cell table:style-name="Default" office:value-type="float" office:value="7283">
            <text:p>7283</text:p>
          </table:table-cell>
          <table:table-cell office:value-type="float" office:value="26977">
            <text:p>26977</text:p>
          </table:table-cell>
          <table:table-cell office:value-type="float" office:value="56031">
            <text:p>56031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office:value-type="string">
            <text:p>2000.00000000</text:p>
          </table:table-cell>
          <table:table-cell office:value-type="string">
            <text:p>907.11927100</text:p>
          </table:table-cell>
          <table:table-cell office:value-type="string">
            <text:p>1814238.54</text:p>
          </table:table-cell>
          <table:table-cell office:value-type="float" office:value="1">
            <text:p>1</text:p>
          </table:table-cell>
          <table:table-cell office:value-type="string">
            <text:p>1814238.54000000</text:p>
          </table:table-cell>
          <table:table-cell office:value-type="string">
            <text:p>EARTH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8352046">
            <text:p>28352046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0.00000000</text:p>
          </table:table-cell>
        </table:table-row>
        <table:table-row table:style-name="ro1">
          <table:table-cell office:value-type="float" office:value="119700">
            <text:p>119700</text:p>
          </table:table-cell>
          <table:table-cell table:style-name="Default" office:value-type="float" office:value="7283">
            <text:p>7283</text:p>
          </table:table-cell>
          <table:table-cell office:value-type="float" office:value="26978">
            <text:p>26978</text:p>
          </table:table-cell>
          <table:table-cell office:value-type="float" office:value="56032">
            <text:p>56032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office:value-type="string">
            <text:p>3500.00000000</text:p>
          </table:table-cell>
          <table:table-cell office:value-type="string">
            <text:p>907.11927100</text:p>
          </table:table-cell>
          <table:table-cell office:value-type="string">
            <text:p>3174917.44</text:p>
          </table:table-cell>
          <table:table-cell office:value-type="float" office:value="1">
            <text:p>1</text:p>
          </table:table-cell>
          <table:table-cell office:value-type="string">
            <text:p>3174917.44000000</text:p>
          </table:table-cell>
          <table:table-cell office:value-type="string">
            <text:p>VIRGO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8352046">
            <text:p>28352046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0.00000000</text:p>
          </table:table-cell>
        </table:table-row>
        <table:table-row table:style-name="ro1">
          <table:table-cell office:value-type="float" office:value="119701">
            <text:p>119701</text:p>
          </table:table-cell>
          <table:table-cell office:value-type="float" office:value="7280">
            <text:p>7280</text:p>
          </table:table-cell>
          <table:table-cell office:value-type="float" office:value="26974">
            <text:p>26974</text:p>
          </table:table-cell>
          <table:table-cell office:value-type="float" office:value="56037">
            <text:p>56037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office:value-type="string">
            <text:p>3.00000000</text:p>
          </table:table-cell>
          <table:table-cell office:value-type="string">
            <text:p>9504.83657800</text:p>
          </table:table-cell>
          <table:table-cell office:value-type="string">
            <text:p>28514.50</text:p>
          </table:table-cell>
          <table:table-cell office:value-type="float" office:value="1">
            <text:p>1</text:p>
          </table:table-cell>
          <table:table-cell office:value-type="string">
            <text:p>28514.50000000</text:p>
          </table:table-cell>
          <table:table-cell office:value-type="string">
            <text:p>GALILEO MASTER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table:number-columns-repeated="2" office:value-type="string">
            <text:p>0.00000000</text:p>
          </table:table-cell>
        </table:table-row>
        <table:table-row table:style-name="ro1">
          <table:table-cell office:value-type="float" office:value="119702">
            <text:p>119702</text:p>
          </table:table-cell>
          <table:table-cell office:value-type="float" office:value="7280">
            <text:p>7280</text:p>
          </table:table-cell>
          <table:table-cell office:value-type="float" office:value="26974">
            <text:p>26974</text:p>
          </table:table-cell>
          <table:table-cell office:value-type="float" office:value="56038">
            <text:p>56038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office:value-type="string">
            <text:p>5.00000000</text:p>
          </table:table-cell>
          <table:table-cell office:value-type="string">
            <text:p>9504.89797800</text:p>
          </table:table-cell>
          <table:table-cell office:value-type="string">
            <text:p>47524.18</text:p>
          </table:table-cell>
          <table:table-cell office:value-type="float" office:value="1">
            <text:p>1</text:p>
          </table:table-cell>
          <table:table-cell office:value-type="string">
            <text:p>47524.18000000</text:p>
          </table:table-cell>
          <table:table-cell office:value-type="string">
            <text:p>SAF BDR PB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office:value-type="string">
            <text:p>0.00000000</text:p>
          </table:table-cell>
          <table:table-cell office:value-type="string">
            <text:p>0.06140000</text:p>
          </table:table-cell>
        </table:table-row>
        <table:table-row table:style-name="ro1">
          <table:table-cell office:value-type="float" office:value="119703">
            <text:p>119703</text:p>
          </table:table-cell>
          <table:table-cell office:value-type="float" office:value="7280">
            <text:p>7280</text:p>
          </table:table-cell>
          <table:table-cell office:value-type="float" office:value="26974">
            <text:p>26974</text:p>
          </table:table-cell>
          <table:table-cell office:value-type="float" office:value="56039">
            <text:p>56039</text:p>
          </table:table-cell>
          <table:table-cell office:value-type="float" office:value="11">
            <text:p>11</text:p>
          </table:table-cell>
          <table:table-cell office:value-type="string">
            <text:p>2018-05-18 00:00:00.000</text:p>
          </table:table-cell>
          <table:table-cell office:value-type="string">
            <text:p>182.00000000</text:p>
          </table:table-cell>
          <table:table-cell office:value-type="string">
            <text:p>9504.81657800</text:p>
          </table:table-cell>
          <table:table-cell office:value-type="string">
            <text:p>1729880.25</text:p>
          </table:table-cell>
          <table:table-cell office:value-type="float" office:value="1">
            <text:p>1</text:p>
          </table:table-cell>
          <table:table-cell office:value-type="string">
            <text:p>1729880.25000000</text:p>
          </table:table-cell>
          <table:table-cell office:value-type="string">
            <text:p>SAF ANS</text:p>
          </table:table-cell>
          <table:table-cell office:value-type="string">
            <text:p>SELIC</text:p>
          </table:table-cell>
          <table:table-cell office:value-type="float" office:value="118">
            <text:p>118</text:p>
          </table:table-cell>
          <table:table-cell table:number-columns-repeated="6" office:value-type="string">
            <text:p>NULL</text:p>
          </table:table-cell>
          <table:table-cell office:value-type="string">
            <text:p>SAFRABM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26840725">
            <text:p>26840725</text:p>
          </table:table-cell>
          <table:table-cell office:value-type="string">
            <text:p>BACEN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AFRABM</text:p>
          </table:table-cell>
          <table:table-cell office:value-type="string">
            <text:p>0.02000000</text:p>
          </table:table-cell>
          <table:table-cell office:value-type="string">
            <text:p>0.00000000</text:p>
          </table:table-cell>
        </table:table-row>
        <table:table-row table:style-name="ro1">
          <table:table-cell table:style-name="ce1" office:value-type="float" office:value="119704">
            <text:p>119704</text:p>
          </table:table-cell>
          <table:table-cell table:style-name="ce5" office:value-type="float" office:value="7288">
            <text:p>7288</text:p>
          </table:table-cell>
          <table:table-cell table:style-name="ce10" office:value-type="float" office:value="26979">
            <text:p>26979</text:p>
          </table:table-cell>
          <table:table-cell table:style-name="ce5" office:value-type="float" office:value="56041">
            <text:p>56041</text:p>
          </table:table-cell>
          <table:table-cell table:style-name="ce10" office:value-type="float" office:value="41">
            <text:p>41</text:p>
          </table:table-cell>
          <table:table-cell table:style-name="ce5" office:value-type="string">
            <text:p>2018-05-18 00:00:00.000</text:p>
          </table:table-cell>
          <table:table-cell table:style-name="ce16" office:value-type="string">
            <text:p>40.00000000</text:p>
          </table:table-cell>
          <table:table-cell office:value-type="string">
            <text:p>9504.83657800</text:p>
          </table:table-cell>
          <table:table-cell office:value-type="string">
            <text:p>2262151.10</text:p>
          </table:table-cell>
          <table:table-cell office:value-type="float" office:value="1">
            <text:p>1</text:p>
          </table:table-cell>
          <table:table-cell office:value-type="string">
            <text:p>0.00000000</text:p>
          </table:table-cell>
          <table:table-cell table:number-columns-repeated="21" office:value-type="string">
            <text:p>NULL</text:p>
          </table:table-cell>
        </table:table-row>
        <table:table-row table:style-name="ro1">
          <table:table-cell table:style-name="ce2" office:value-type="float" office:value="119705">
            <text:p>119705</text:p>
          </table:table-cell>
          <table:table-cell table:style-name="ce6" office:value-type="float" office:value="7280">
            <text:p>7280</text:p>
          </table:table-cell>
          <table:table-cell table:style-name="ce11" office:value-type="float" office:value="26974">
            <text:p>26974</text:p>
          </table:table-cell>
          <table:table-cell table:style-name="ce15" office:value-type="float" office:value="56042">
            <text:p>56042</text:p>
          </table:table-cell>
          <table:table-cell table:style-name="ce11" office:value-type="float" office:value="42">
            <text:p>42</text:p>
          </table:table-cell>
          <table:table-cell table:style-name="ce15" office:value-type="string">
            <text:p>2018-05-18 00:00:00.000</text:p>
          </table:table-cell>
          <table:table-cell table:style-name="ce17" office:value-type="string">
            <text:p>40.00000000</text:p>
          </table:table-cell>
          <table:table-cell office:value-type="string">
            <text:p>9504.83657800</text:p>
          </table:table-cell>
          <table:table-cell office:value-type="string">
            <text:p>2262151.10</text:p>
          </table:table-cell>
          <table:table-cell office:value-type="float" office:value="1">
            <text:p>1</text:p>
          </table:table-cell>
          <table:table-cell office:value-type="string">
            <text:p>0.00000000</text:p>
          </table:table-cell>
          <table:table-cell table:number-columns-repeated="19" office:value-type="string">
            <text:p>NULL</text:p>
          </table:table-cell>
          <table:table-cell table:number-columns-repeated="2" office:value-type="string">
            <text:p>0.00000000</text:p>
          </table:table-cell>
        </table:table-row>
      </table:table>
      <table:table table:name="Planilha2" table:style-name="ta2" table:print="false">
        <table:table-column table:style-name="co24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Planilha3" table:style-name="ta3" table:print="false">
        <table:table-column table:style-name="co24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25/07/2019</text:date>, <text:time>20:56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nco Safra</meta:initial-creator>
    <meta:creation-date>2019-07-25T11:52:38</meta:creation-date>
    <dc:creator>Banco Safra</dc:creator>
    <dc:date>2019-07-25T20:56:59.11</dc:date>
    <meta:editing-cycles>1</meta:editing-cycles>
    <meta:editing-duration>PT4H17M13S</meta:editing-duration>
    <meta:document-statistic meta:table-count="3" meta:cell-count="768" meta:object-count="0"/>
    <meta:generator>OpenOffice/4.0.0$Win32 OpenOffice.org_project/400m3$Build-9702</meta:generator>
  </office:meta>
</office:document-meta>
</file>